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5-10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5-07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5-04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5-01-2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4-10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4-07-0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4-04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4-01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3-10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3-04-12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3-01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2-10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2-07-2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2-04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2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1-10-2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1-07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1-04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1-01-2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0-10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0-07-2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0-04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20-01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9-10-0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9-07-1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9-04-0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9-01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8-07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8-04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8-01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7-07-2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7-04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7-01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6-10-14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6-07-2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6-04-2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6-01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5-10-1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5-07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5-04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5-01-2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4-10-13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4-04-0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4-01-0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3-10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3-07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3-04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2-10-0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2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2-04-0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2-01-2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1-10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1-07-25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9-04-0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9-01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7-04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7-01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6-10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6-07-0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6-04-07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6-01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5-10-11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5-01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4-10-1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4-07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4-04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4-01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3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4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3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8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7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3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7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6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5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4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4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2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0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6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7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6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3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2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5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9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8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8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7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5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3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2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1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0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4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9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9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6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666</text:p>
          </table:table-cell>
          <table:table-cell office:value-type="string" calcext:value-type="string">
            <text:p>05S/02W-25CBD</text:p>
          </table:table-cell>
          <table:table-cell office:value-type="string" calcext:value-type="string">
            <text:p>193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36" meta:object-count="0"/>
    <meta:user-defined meta:name="AppVersion">3.0</meta:user-defined>
  </office:meta>
</office:document-meta>
</file>